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A0420D70E0.png" manifest:media-type="image/png"/>
  <manifest:file-entry manifest:full-path="Pictures/10000001000000A0000000A0675C3D8B.png" manifest:media-type="image/png"/>
  <manifest:file-entry manifest:full-path="Pictures/10000001000000A0000000A0B08645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15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Liberation Serif" fo:font-size="24pt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 fo:font-size="24pt"/>
    </style:style>
    <style:style style:name="P3" style:family="paragraph">
      <style:paragraph-properties fo:text-align="center"/>
      <style:text-properties style:font-name="Liberation Serif"/>
    </style:style>
    <style:style style:name="P4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5" style:family="paragraph">
      <style:paragraph-properties fo:text-align="center"/>
    </style:style>
    <style:style style:name="T1" style:family="text">
      <style:text-properties style:font-name="Liberation Serif" fo:font-size="24pt"/>
    </style:style>
    <style:style style:name="T2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cm" svg:height="1cm" svg:x="2.5cm" svg:y="2cm">
          <text:p text:style-name="P1"><text:span text:style-name="T1">Minecraft Blum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1cm" svg:x="7.75cm" svg:y="10cm">
          <text:p text:style-name="P3"><text:span text:style-name="T2">Kornb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7cm" svg:height="7cm" svg:x="7cm" svg:y="3cm">
          <draw:image xlink:href="Pictures/10000001000000A0000000A0B086455E.png" xlink:type="simple" xlink:show="embed" xlink:actuate="onLoad" draw:mime-type="image/png">
            <text:p/>
          </draw:image>
        </draw:frame>
        <draw:custom-shape draw:style-name="gr2" draw:text-style-name="P4" draw:layer="layout" svg:width="6cm" svg:height="1cm" svg:x="7.75cm" svg:y="18cm">
          <text:p text:style-name="P3"><text:span text:style-name="T2">T</text:span><text:span text:style-name="T2">u</text:span><text:span text:style-name="T2">l</text:span><text:span text:style-name="T2">p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cm" svg:height="1cm" svg:x="7.75cm" svg:y="26cm">
          <text:p text:style-name="P3"><text:span text:style-name="T2">Gänseblümch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7cm" svg:height="7cm" svg:x="7.05cm" svg:y="11cm">
          <draw:image xlink:href="Pictures/10000001000000A0000000A0675C3D8B.png" xlink:type="simple" xlink:show="embed" xlink:actuate="onLoad" draw:mime-type="image/png">
            <text:p/>
          </draw:image>
        </draw:frame>
        <draw:frame draw:style-name="gr3" draw:text-style-name="P5" draw:layer="layout" svg:width="6.927cm" svg:height="6.927cm" svg:x="7.05cm" svg:y="19cm">
          <draw:image xlink:href="Pictures/10000001000000A0000000A0420D70E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08:49:48.341110136</meta:creation-date>
    <dc:date>2026-04-22T08:12:25.539675950</dc:date>
    <meta:editing-duration>PT27M17S</meta:editing-duration>
    <meta:editing-cycles>9</meta:editing-cycles>
    <meta:generator>LibreOffice/25.8.6.2$Linux_X86_64 LibreOffice_project/580$Build-2</meta:generator>
    <meta:print-date>2026-04-11T09:06:05.847842216</meta:print-date>
    <meta:printed-by>PDF files</meta:printed-by>
    <meta:document-statistic meta:object-count="7"/>
  </office:meta>
</office:document-meta>
</file>